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6pt" fo:font-weight="bold" style:font-size-asian="26pt" style:font-weight-asian="bold" style:font-size-complex="26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list-style-name="L1">
      <style:text-properties fo:font-size="12pt" fo:font-weight="normal" style:font-size-asian="12pt" style:font-weight-asian="normal" style:font-size-complex="12pt" style:font-weight-complex="normal"/>
    </style:style>
    <style:style style:name="P4" style:family="paragraph" style:parent-style-name="Standard" style:list-style-name="L3"/>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bold" style:font-size-asian="12pt" style:font-weight-asian="bold" style:font-size-complex="12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mployee Management Program Demo </text:p>
      <text:p text:style-name="P1"/>
      <text:p text:style-name="P2">Application contains Employees who have been recently hired, HR of the company has control over Fresher Employees, he has their details. Company has Senior developers, Fresher Employees are under Senior developers( TL) Training, after completion of Training Fresher Employees are assigned to TL's by HR.</text:p>
      <text:p text:style-name="P2">My application gives me following reports to be shown to Director of the Company</text:p>
      <text:p text:style-name="P2"/>
      <text:list xml:id="list9203687868052928679" text:style-name="L1">
        <text:list-item>
          <text:p text:style-name="P3">Every Employee Details</text:p>
        </text:list-item>
        <text:list-item>
          <text:p text:style-name="P3">TL list having Employees underneath</text:p>
        </text:list-item>
      </text:list>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2">Requirements :</text:span></text:p>
      <text:p text:style-name="Standard"><text:span text:style-name="T2"/></text:p>
      <text:p text:style-name="Standard"><text:span text:style-name="T2"/></text:p>
      <text:list xml:id="list6441606082488143423" text:style-name="L3">
        <text:list-item>
          <text:p text:style-name="P4"><text:span text:style-name="T1">Employee Details</text:span></text:p>
        </text:list-item>
        <text:list-item>
          <text:p text:style-name="P4"><text:span text:style-name="T1">Employee List</text:span></text:p>
        </text:list-item>
        <text:list-item>
          <text:p text:style-name="P4"><text:span text:style-name="T1">HR</text:span></text:p>
        </text:list-item>
        <text:list-item>
          <text:p text:style-name="P4"><text:span text:style-name="T1">Training Leads </text:span></text:p>
        </text:list-item>
        <text:list-item>
          <text:p text:style-name="P4"><text:span text:style-name="T1">HR assigning Employees to TL's</text:span></text:p>
        </text:list-item>
        <text:list-item>
          <text:p text:style-name="P4"><text:span text:style-name="T1">Reports</text:span></text:p>
          <text:list>
            <text:list-item>
              <text:p text:style-name="P4"><text:span text:style-name="T1">Employee Details</text:span></text:p>
            </text:list-item>
            <text:list-item>
              <text:p text:style-name="P4"><text:span text:style-name="T1">TL's with assigned Employees</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rishna gupta</meta:initial-creator>
    <meta:creation-date>2019-06-08T10:36:43.90</meta:creation-date>
    <meta:document-statistic meta:table-count="0" meta:image-count="0" meta:object-count="0" meta:page-count="1" meta:paragraph-count="14" meta:word-count="102" meta:character-count="634"/>
    <dc:date>2019-06-08T10:54:04.86</dc:date>
    <dc:creator>Krishna gupta</dc:creator>
    <meta:editing-duration>PT2M3S</meta:editing-duration>
    <meta:editing-cycles>1</meta:editing-cycles>
    <meta:generator>OpenOffice/4.1.5$Win32 OpenOffice.org_project/415m1$Build-9789</meta:generator>
  </office:meta>
</office:document-meta>
</file>